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500050" style:font-name="Arial1" fo:font-size="12pt" fo:letter-spacing="normal" fo:font-style="normal" fo:font-weight="normal"/>
    </style:style>
    <style:style style:name="P2" style:family="paragraph" style:parent-style-name="Standard">
      <style:paragraph-properties fo:padding="0.074cm" fo:border-left="none" fo:border-right="none" fo:border-top="none" fo:border-bottom="0.035cm solid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ctividad personal te propongo buscar algún artículo periodístico de estos días en relación a las problemáticas de trabajo en nuestro país en este contexto particular que estamos viviendo. La Pandemia mundial sin dudas ha afectado la realidad del trabajo y este tema representa un gran desafío político y económico para cada gobierno. Leé el artículo (te pido lo adjuntes), da una opinión sobre lo que dice y luego respondé las siguientes preguntas;</text:p>
      <text:p text:style-name="P1"/>
      <text:p text:style-name="P1">1- Cuáles son las problemáticas más significativas que tiene hoy el mundo del trabajo</text:p>
      <text:p text:style-name="P1">2- De qué manera se busca sostener el trabajo en tiempos de Pandemia</text:p>
      <text:p text:style-name="P1">3- Mencioná 3 medidas asumidas por los gobiernos para cuidar las fuentes de trabajo en este momento histórico</text:p>
      <text:p text:style-name="Standard"/>
      <text:p text:style-name="P2"/>
      <text:p text:style-name="Standard"/>
      <text:p text:style-name="Standard">https://www.perfil.com/noticias/economia/empresas-deberan-presentarse-este-lunes-para-acceder-al-plan-de-asistencia-de-de-emergencia.phtml<text:line-break/><text:line-break/>En respuesta a lo que plantea el gobierno en esta nota, me parece bien que brinden beneficios a los mas afectados como la gente que trabaja en pymes, no obstante, me gustaría mas que regulen los gastos del gobierno, los cuales hacen a las pymes la vida imposible, pero es un bono escencial para un momento escencial, como primera medida está muy bien.<text:line-break/><text:line-break/>1) Como trabajo con mas problemas en nuestro pais, creo que los que peor estan, son justamente los micro emprendimientos, gente que no tiene el sustento para responder a el nivel de la pandemia.<text:line-break/><text:line-break/>2) Se busca sostener a los trabajos mas irrelevantes con bonos, a los mas escenciales, activos, e ir removiendo la cuarentena en trabajos que no son desesperadamente necesarios, pero cubren un rubro importante, como mecanicos de los vehiculos que cubren algunas de las necesidades durante esta cuarentena.<text:line-break/><text:line-break/>3)Esta el Programa de Asistencia de Emergencia al Trabajo y la Producción (ATP), que son los bonos para las pymes que estuve hablando, la ANSES también publicó su bono en el Banco Provincia el Ingreso Familiar de Emergencia (IFE) para aquellas personas que no tengan cuenta bancaria, ademas del DNU (Decreto de Necesidad y Urgencia) que congeló el valor de las cuotas de los créditos hipotecarios y prendarios actualizados por la Unidad de Valor Adquisitivo ("UVA") suspendiendo las ejecuciones hipotecari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Noodt Molins</meta:initial-creator>
    <meta:creation-date>2020-04-11T14:07:47.16</meta:creation-date>
    <meta:document-statistic meta:table-count="0" meta:image-count="0" meta:object-count="0" meta:page-count="1" meta:paragraph-count="5" meta:word-count="343" meta:character-count="2221"/>
    <dc:date>2020-04-11T14:09:53.99</dc:date>
    <dc:creator>Federico Noodt Molins</dc:creator>
    <meta:editing-duration>PT2M10S</meta:editing-duration>
    <meta:editing-cycles>1</meta:editing-cycles>
    <meta:generator>OpenOffice/4.1.6$Win32 OpenOffice.org_project/416m1$Build-9790</meta:generator>
  </office:meta>
</office:document-meta>
</file>